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7" office:value-type="string" calcext:value-type="string">
              <text:p>R$</text:p>
            </table:table-cell>
            <table:table-cell table:style-name="ce40"/>
            <table:table-cell table:style-name="ce42" office:value-type="string" calcext:value-type="string">
              <text:p>PAGO</text:p>
            </table:table-cell>
            <table:table-cell table:style-name="ce37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6" office:value-type="string" calcext:value-type="string">
              <text:p>SALDO DEVEDOR</text:p>
            </table:table-cell>
            <table:table-cell table:style-name="ce48" office:value-type="string" calcext:value-type="string">
              <text:p>OBS.:</text:p>
            </table:table-cell>
            <table:table-cell table:style-name="ce51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NF 13133 - mens. 08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09-09" calcext:value-type="date">
            <text:p>09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NF 13146 - mens. 09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0-08" calcext:value-type="date">
            <text:p>08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NF 13159 - mens. 10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1-08" calcext:value-type="date">
            <text:p>08/11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NF 13172 - mens. 11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4-12-06" calcext:value-type="date">
            <text:p>06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NF 13185 - mens. 12/2024</text:p>
          </table:table-cell>
          <table:table-cell table:style-name="ce38" office:value-type="float" office:value="490" calcext:value-type="float">
            <text:p>4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490" calcext:value-type="float">
            <text:p>490,00</text:p>
          </table:table-cell>
          <table:table-cell table:style-name="ce28" office:value-type="date" office:date-value="2025-01-10" calcext:value-type="date">
            <text:p>10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NF 13198 - mens. 01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2-10" calcext:value-type="date">
            <text:p>10/02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NF 13211 - mens. 02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3-10" calcext:value-type="date">
            <text:p>10/03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25 - mens. 03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4-09" calcext:value-type="date">
            <text:p>09/04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9 - mens. 04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5-08" calcext:value-type="date">
            <text:p>08/05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53 - mens. 05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6-09" calcext:value-type="date">
            <text:p>09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7 - mens. 06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7-09" calcext:value-type="date">
            <text:p>09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81 - mens. 07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8-08" calcext:value-type="date">
            <text:p>08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95 - mens. 08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5-09-08" calcext:value-type="date">
            <text:p>08/09/2025</text:p>
          </table:table-cell>
          <table:table-cell table:style-name="ce47" table:formula="of:=[.C14]-[.F14]" office:value-type="float" office:value="0" calcext:value-type="float">
            <text:p>-</text:p>
          </table:table-cell>
          <table:table-cell table:style-name="ce49" office:value-type="string" calcext:value-type="string">
            <text:p>BBMIN cfe. extrato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NF 13309 - mens. 09/2025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8"/>
          <table:table-cell table:style-name="ce47" table:formula="of:=[.C15]-[.F15]" office:value-type="float" office:value="500" calcext:value-type="float">
            <text:p>500,00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15])" office:value-type="float" office:value="500" calcext:value-type="float">
            <text:p>500,00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56.630118111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0-01">00/00/0000</text:date></text:span><text:span text:style-name="MT6"><text:s/>- </text:span><text:span text:style-name="MT6"><text:time style:data-style-name="N2" text:time-value="10:56:56.631416776">00:00:00</text:time></text:span><text:span text:style-name="MT6"><text:s/></text:span></text:p>
        </style:region-center>
        <style:region-right>
          <text:p><text:span text:style-name="MT3">Tech System Sol. Informática Ltda. - ME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<text:span text:style-name="MT9">rickrhn@terra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56.63484822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10-01T10:56:56.993039083</dc:date>
    <dc:language>pt-PT</dc:language>
    <meta:editing-cycles>688</meta:editing-cycles>
    <meta:editing-duration>PT21H10M19S</meta:editing-duration>
    <meta:document-statistic meta:table-count="1" meta:cell-count="122" meta:object-count="0"/>
    <meta:user-defined meta:name="Info 0"/>
    <meta:user-defined meta:name="Info 1"/>
    <meta:user-defined meta:name="Info 2"/>
    <meta:user-defined meta:name="Info 3"/>
  </office:meta>
</office:document-meta>
</file>